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940100464501</text:p>
          </table:table-cell>
          <table:table-cell office:value-type="string" calcext:value-type="string">
            <text:p>2025-01-02 2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52984" calcext:value-type="float">
            <text:p>114.5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0100464501</text:p>
          </table:table-cell>
          <table:table-cell office:value-type="string" calcext:value-type="string">
            <text:p>2024-01-04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57456" calcext:value-type="float">
            <text:p>113.75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0100464501</text:p>
          </table:table-cell>
          <table:table-cell office:value-type="string" calcext:value-type="string">
            <text:p>2023-01-05 21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76328" calcext:value-type="float">
            <text:p>113.87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0100464501</text:p>
          </table:table-cell>
          <table:table-cell office:value-type="string" calcext:value-type="string">
            <text:p>2022-01-07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44936" calcext:value-type="float">
            <text:p>112.64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0100464501</text:p>
          </table:table-cell>
          <table:table-cell office:value-type="string" calcext:value-type="string">
            <text:p>2021-01-07 15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23728" calcext:value-type="float">
            <text:p>112.12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0100464501</text:p>
          </table:table-cell>
          <table:table-cell office:value-type="string" calcext:value-type="string">
            <text:p>2020-01-02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55632" calcext:value-type="float">
            <text:p>111.35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